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underline-type="none"/>
    </style:style>
    <style:style style:name="T2" style:family="text">
      <style:text-properties style:text-underline-type="single"/>
    </style:style>
    <style:style style:name="T3" style:family="text">
      <style:text-properties style:text-underline-type="double"/>
    </style:style>
  </office:automatic-styles>
  <office:body>
    <office:text>
      <text:p>
     This is an example of text <text:span text:style-name="T1">without underline.</text:span>
   </text:p>
      <text:p text:style-name="P2">
     This is an example of text <text:span text:style-name="T2">with single underline.</text:span>
   </text:p>
      <text:p text:style-name="P2">
     This is an example of text <text:span text:style-name="T3">with double underline.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